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Menlo-Regular" svg:font-family="Menl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be40f" officeooo:paragraph-rsid="001da71e"/>
    </style:style>
    <style:style style:name="P2" style:family="paragraph" style:parent-style-name="Standard">
      <style:text-properties style:font-name="Arial" officeooo:rsid="001be40f" officeooo:paragraph-rsid="001fd4b5"/>
    </style:style>
    <style:style style:name="P3" style:family="paragraph" style:parent-style-name="Standard">
      <style:text-properties style:font-name="Arial" officeooo:rsid="001e7310" officeooo:paragraph-rsid="001e7310"/>
    </style:style>
    <style:style style:name="P4" style:family="paragraph" style:parent-style-name="Standard">
      <style:text-properties style:font-name="Arial" officeooo:rsid="001fd4b5" officeooo:paragraph-rsid="001fd4b5"/>
    </style:style>
    <style:style style:name="P5" style:family="paragraph" style:parent-style-name="Standard">
      <style:text-properties style:font-name="Arial" officeooo:rsid="001fdbce" officeooo:paragraph-rsid="001fdbce"/>
    </style:style>
    <style:style style:name="P6" style:family="paragraph" style:parent-style-name="Standard">
      <style:text-properties fo:color="#000000" style:font-name="Menlo-Regular" fo:font-size="11pt" officeooo:rsid="001be40f" officeooo:paragraph-rsid="001fd4b5" style:font-size-asian="11pt"/>
    </style:style>
    <style:style style:name="P7" style:family="paragraph" style:parent-style-name="Standard">
      <style:text-properties fo:color="#000000" style:font-name="Menlo-Regular" fo:font-size="11pt" officeooo:rsid="001be40f" officeooo:paragraph-rsid="001be40f" style:font-size-asian="11pt"/>
    </style:style>
    <style:style style:name="P8" style:family="paragraph" style:parent-style-name="Standard">
      <style:text-properties fo:color="#000000" style:font-name="Menlo-Regular" fo:font-size="11pt" officeooo:rsid="001fdbce" officeooo:paragraph-rsid="001fdbce" style:font-size-asian="11pt"/>
    </style:style>
    <style:style style:name="P9" style:family="paragraph" style:parent-style-name="Standard">
      <style:text-properties fo:color="#000000" style:font-name="Menlo-Regular" fo:font-size="11pt" officeooo:rsid="001fd4b5" officeooo:paragraph-rsid="001fd4b5" style:font-size-asian="11pt"/>
    </style:style>
    <style:style style:name="P10" style:family="paragraph" style:parent-style-name="Standard">
      <style:text-properties fo:color="#000000" style:font-name="Menlo-Regular" fo:font-size="11pt" officeooo:rsid="001da71e" officeooo:paragraph-rsid="001da71e" style:font-size-asian="11pt"/>
    </style:style>
    <style:style style:name="P11" style:family="paragraph" style:parent-style-name="Standard">
      <style:text-properties fo:color="#000000" style:font-name="Menlo-Regular" fo:font-size="11pt" officeooo:rsid="001e7310" officeooo:paragraph-rsid="001e7310" style:font-size-asian="11pt"/>
    </style:style>
    <style:style style:name="P12" style:family="paragraph" style:parent-style-name="Standard">
      <style:text-properties fo:color="#000000" style:text-outline="false" style:font-name="Consolas" fo:font-size="12pt" fo:letter-spacing="normal" officeooo:rsid="0037b007" officeooo:paragraph-rsid="00218913" style:letter-kerning="false" style:font-size-asian="12pt"/>
    </style:style>
    <style:style style:name="P13" style:family="paragraph" style:parent-style-name="Standard">
      <style:text-properties fo:color="#000000" style:text-outline="false" style:font-name="Consolas" fo:font-size="12pt" fo:letter-spacing="normal" officeooo:rsid="002beca3" officeooo:paragraph-rsid="00218913" style:letter-kerning="false" style:font-size-asian="12pt"/>
    </style:style>
    <style:style style:name="P14" style:family="paragraph" style:parent-style-name="Standard">
      <style:text-properties style:font-name="Arial" officeooo:rsid="001be40f" officeooo:paragraph-rsid="001fd4b5"/>
    </style:style>
    <style:style style:name="T1" style:family="text">
      <style:text-properties fo:color="#000000" style:font-name="Menlo-Regular" fo:font-size="11pt" style:font-size-asian="11pt"/>
    </style:style>
    <style:style style:name="T2" style:family="text">
      <style:text-properties fo:color="#000000" style:font-name="Menlo-Regular" fo:font-size="11pt" officeooo:rsid="001da71e" style:font-size-asian="11pt"/>
    </style:style>
    <style:style style:name="T3" style:family="text">
      <style:text-properties fo:color="#000000" style:font-name="Menlo-Regular" fo:font-size="11pt" officeooo:rsid="001fd4b5" style:font-size-asian="11pt"/>
    </style:style>
    <style:style style:name="T4" style:family="text">
      <style:text-properties fo:color="#000000" style:font-name="Menlo-Regular" fo:font-size="11pt" officeooo:rsid="001fdbce" style:font-size-asian="11pt"/>
    </style:style>
    <style:style style:name="T5" style:family="text">
      <style:text-properties fo:color="#000000" style:font-name="LucidaGrande" fo:font-size="13pt" style:font-size-asian="13pt"/>
    </style:style>
    <style:style style:name="T6" style:family="text">
      <style:text-properties officeooo:rsid="0037b0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3"><text:span text:style-name="T6">Psychopy</text:span> installation:</text:p>
      <text:p text:style-name="P13"/>
      <text:p text:style-name="P12"><text:a xlink:type="simple" xlink:href="http://www.psychopy.org/installation.html" text:style-name="Internet_20_link" text:visited-style-name="Visited_20_Internet_20_Link">http://www.psychopy.org/installation.html</text:a></text:p>
      <text:p text:style-name="P12"/>
      <text:p text:style-name="P12">https://sourceforge.net/projects/psychpy/files/latest/download?source=files</text:p>
      <text:p text:style-name="P2"/>
      <text:p text:style-name="P2">Code is in: </text:p>
      <text:p text:style-name="P6"/>
      <text:p text:style-name="P6"/>
      <text:p text:style-name="P8">Setting up:</text:p>
      <text:p text:style-name="P5"><text:span text:style-name="T1">Include Path of GeneralTools in Phsychopy→Perferences→General→paths:</text:span><text:span text:style-name="T5">[u'/Users/huberl/Documents/Python/PsychoPyParadigms/GeneralTools']</text:span></text:p>
      <text:p text:style-name="P6"/>
      <text:p text:style-name="P4"><text:span text:style-name="T1">Backup </text:span><text:span text:style-name="T4">is</text:span><text:span text:style-name="T1"> on Dropbox:</text:span></text:p>
      <text:p text:style-name="P6"/>
      <text:p text:style-name="P6">Users/huberl/Documents/Python/PsychoPyParadigms/TappingWithTrTiming</text:p>
      <text:p text:style-name="P7"/>
      <text:p text:style-name="P7"/>
      <text:p text:style-name="P9">The Prompt Text is given in subfolder Text</text:p>
      <text:p text:style-name="P6"/>
      <text:p text:style-name="P7"/>
      <text:p text:style-name="P1"><text:span text:style-name="T1">The file to run with Psychopy it “</text:span><text:span text:style-name="T2">TappingWithTrTiming_Movie_d3.pyc”</text:span></text:p>
      <text:p text:style-name="P10"/>
      <text:p text:style-name="P10"/>
      <text:p text:style-name="P10"/>
      <text:p text:style-name="P3"><text:span text:style-name="T2">D</text:span><text:span text:style-name="T1">urations of activity and rest</text:span></text:p>
      <text:p text:style-name="P11">number of Blocks, </text:p>
      <text:p text:style-name="P11">initial rest </text:p>
      <text:p text:style-name="P3"><text:span text:style-name="T1">are all defined arroun</text:span><text:span text:style-name="T3">d</text:span><text:span text:style-name="T1"> line 30</text:span></text:p>
      <text:p text:style-name="P11"/>
      <text:p text:style-name="P11"/>
      <text:p text:style-name="P9">The frame rates of the different tapping frequencies. Are given on Line 50. </text:p>
      <text:p text:style-name="P9">Note, he speed maxes aout at arronf 0.3 Hz. I.h. any value above 30 will appear slow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Menlo-Regular" svg:font-family="Menl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4T08:53:17.990221659</meta:creation-date>
    <dc:date>2016-07-25T09:33:41.502664000</dc:date>
    <meta:editing-duration>PT1H55M42S</meta:editing-duration>
    <meta:editing-cycles>15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16" meta:word-count="82" meta:character-count="747" meta:non-whitespace-character-count="677"/>
  </office:meta>
</office:document-meta>
</file>